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6pt" style:font-size-asian="5.25pt" style:font-size-complex="6pt"/>
    </style:style>
    <style:style style:name="P2" style:family="paragraph" style:parent-style-name="Text_20_body" style:list-style-name="L1">
      <style:paragraph-properties fo:margin-top="0in" fo:margin-bottom="0in" style:contextual-spacing="false"/>
      <style:text-properties fo:font-size="6pt" style:font-size-asian="5.25pt" style:font-size-complex="6pt"/>
    </style:style>
    <style:style style:name="P3" style:family="paragraph" style:parent-style-name="Text_20_body" style:list-style-name="L1">
      <style:text-properties fo:font-size="6pt" style:font-size-asian="5.25pt" style:font-size-complex="6pt"/>
    </style:style>
    <style:style style:name="P4" style:family="paragraph" style:parent-style-name="Text_20_body" style:list-style-name="L2">
      <style:paragraph-properties fo:margin-top="0in" fo:margin-bottom="0in" style:contextual-spacing="false"/>
      <style:text-properties fo:font-size="6pt" style:font-size-asian="5.25pt" style:font-size-complex="6pt"/>
    </style:style>
    <style:style style:name="P5" style:family="paragraph" style:parent-style-name="Text_20_body" style:list-style-name="L2">
      <style:text-properties fo:font-size="6pt" style:font-size-asian="5.25pt" style:font-size-complex="6pt"/>
    </style:style>
    <style:style style:name="P6" style:family="paragraph" style:parent-style-name="Text_20_body" style:list-style-name="L3">
      <style:paragraph-properties fo:margin-top="0in" fo:margin-bottom="0in" style:contextual-spacing="false"/>
      <style:text-properties fo:font-size="6pt" style:font-size-asian="5.25pt" style:font-size-complex="6pt"/>
    </style:style>
    <style:style style:name="P7" style:family="paragraph" style:parent-style-name="Text_20_body" style:list-style-name="L3">
      <style:text-properties fo:font-size="6pt" style:font-size-asian="5.25pt" style:font-size-complex="6pt"/>
    </style:style>
    <style:style style:name="P8" style:family="paragraph" style:parent-style-name="Text_20_body" style:list-style-name="L4">
      <style:paragraph-properties fo:margin-top="0in" fo:margin-bottom="0in" style:contextual-spacing="false"/>
      <style:text-properties fo:font-size="6pt" style:font-size-asian="5.25pt" style:font-size-complex="6pt"/>
    </style:style>
    <style:style style:name="P9" style:family="paragraph" style:parent-style-name="Text_20_body" style:list-style-name="L4">
      <style:text-properties fo:font-size="6pt" style:font-size-asian="5.25pt" style:font-size-complex="6pt"/>
    </style:style>
    <style:style style:name="P10" style:family="paragraph" style:parent-style-name="Text_20_body" style:list-style-name="L5">
      <style:paragraph-properties fo:margin-top="0in" fo:margin-bottom="0in" style:contextual-spacing="false"/>
      <style:text-properties fo:font-size="6pt" style:font-size-asian="5.25pt" style:font-size-complex="6pt"/>
    </style:style>
    <style:style style:name="P11" style:family="paragraph" style:parent-style-name="Text_20_body" style:list-style-name="L5">
      <style:text-properties fo:font-size="6pt" style:font-size-asian="5.25pt" style:font-size-complex="6pt"/>
    </style:style>
    <style:style style:name="P12" style:family="paragraph" style:parent-style-name="Text_20_body" style:list-style-name="L6">
      <style:paragraph-properties fo:margin-top="0in" fo:margin-bottom="0in" style:contextual-spacing="false"/>
      <style:text-properties fo:font-size="6pt" style:font-size-asian="5.25pt" style:font-size-complex="6pt"/>
    </style:style>
    <style:style style:name="P13" style:family="paragraph" style:parent-style-name="Text_20_body" style:list-style-name="L6">
      <style:text-properties fo:font-size="6pt" style:font-size-asian="5.25pt" style:font-size-complex="6pt"/>
    </style:style>
    <style:style style:name="P14" style:family="paragraph" style:parent-style-name="Text_20_body" style:list-style-name="L7">
      <style:paragraph-properties fo:margin-top="0in" fo:margin-bottom="0in" style:contextual-spacing="false"/>
      <style:text-properties fo:font-size="6pt" style:font-size-asian="5.25pt" style:font-size-complex="6pt"/>
    </style:style>
    <style:style style:name="P15" style:family="paragraph" style:parent-style-name="Text_20_body" style:list-style-name="L7">
      <style:text-properties fo:font-size="6pt" style:font-size-asian="5.25pt" style:font-size-complex="6pt"/>
    </style:style>
    <style:style style:name="P16" style:family="paragraph" style:parent-style-name="Text_20_body" style:list-style-name="L8">
      <style:paragraph-properties fo:margin-top="0in" fo:margin-bottom="0in" style:contextual-spacing="false"/>
      <style:text-properties fo:font-size="6pt" style:font-size-asian="5.25pt" style:font-size-complex="6pt"/>
    </style:style>
    <style:style style:name="P17" style:family="paragraph" style:parent-style-name="Text_20_body" style:list-style-name="L8">
      <style:text-properties fo:font-size="6pt" style:font-size-asian="5.25pt" style:font-size-complex="6pt"/>
    </style:style>
    <style:style style:name="P18" style:family="paragraph" style:parent-style-name="Text_20_body" style:list-style-name="L9">
      <style:paragraph-properties fo:margin-top="0in" fo:margin-bottom="0in" style:contextual-spacing="false"/>
      <style:text-properties fo:font-size="6pt" style:font-size-asian="5.25pt" style:font-size-complex="6pt"/>
    </style:style>
    <style:style style:name="P19" style:family="paragraph" style:parent-style-name="Text_20_body" style:list-style-name="L9">
      <style:text-properties fo:font-size="6pt" style:font-size-asian="5.25pt" style:font-size-complex="6pt"/>
    </style:style>
    <style:style style:name="P20" style:family="paragraph" style:parent-style-name="Text_20_body" style:list-style-name="L10">
      <style:paragraph-properties fo:margin-top="0in" fo:margin-bottom="0in" style:contextual-spacing="false"/>
      <style:text-properties fo:font-size="6pt" style:font-size-asian="5.25pt" style:font-size-complex="6pt"/>
    </style:style>
    <style:style style:name="P21" style:family="paragraph" style:parent-style-name="Text_20_body" style:list-style-name="L10">
      <style:text-properties fo:font-size="6pt" style:font-size-asian="5.25pt" style:font-size-complex="6pt"/>
    </style:style>
    <style:style style:name="P22" style:family="paragraph" style:parent-style-name="Text_20_body" style:list-style-name="L11">
      <style:paragraph-properties fo:margin-top="0in" fo:margin-bottom="0in" style:contextual-spacing="false"/>
      <style:text-properties fo:font-size="6pt" style:font-size-asian="5.25pt" style:font-size-complex="6pt"/>
    </style:style>
    <style:style style:name="P23" style:family="paragraph" style:parent-style-name="Text_20_body" style:list-style-name="L11">
      <style:text-properties fo:font-size="6pt" style:font-size-asian="5.25pt" style:font-size-complex="6pt"/>
    </style:style>
    <style:style style:name="P24" style:family="paragraph" style:parent-style-name="Text_20_body" style:list-style-name="L12">
      <style:paragraph-properties fo:margin-top="0in" fo:margin-bottom="0in" style:contextual-spacing="false"/>
      <style:text-properties fo:font-size="6pt" style:font-size-asian="5.25pt" style:font-size-complex="6pt"/>
    </style:style>
    <style:style style:name="P25" style:family="paragraph" style:parent-style-name="Text_20_body" style:list-style-name="L12">
      <style:text-properties fo:font-size="6pt" style:font-size-asian="5.25pt" style:font-size-complex="6pt"/>
    </style:style>
    <style:style style:name="P26" style:family="paragraph" style:parent-style-name="Text_20_body" style:list-style-name="L13">
      <style:paragraph-properties fo:margin-top="0in" fo:margin-bottom="0in" style:contextual-spacing="false"/>
      <style:text-properties fo:font-size="6pt" style:font-size-asian="5.25pt" style:font-size-complex="6pt"/>
    </style:style>
    <style:style style:name="P27" style:family="paragraph" style:parent-style-name="Text_20_body" style:list-style-name="L13">
      <style:text-properties fo:font-size="6pt" style:font-size-asian="5.25pt" style:font-size-complex="6pt"/>
    </style:style>
    <style:style style:name="P28" style:family="paragraph" style:parent-style-name="Text_20_body" style:list-style-name="L14">
      <style:paragraph-properties fo:margin-top="0in" fo:margin-bottom="0in" style:contextual-spacing="false"/>
      <style:text-properties fo:font-size="6pt" style:font-size-asian="5.25pt" style:font-size-complex="6pt"/>
    </style:style>
    <style:style style:name="P29" style:family="paragraph" style:parent-style-name="Text_20_body" style:list-style-name="L14">
      <style:text-properties fo:font-size="6pt" style:font-size-asian="5.25pt" style:font-size-complex="6pt"/>
    </style:style>
    <style:style style:name="P30" style:family="paragraph" style:parent-style-name="Standard">
      <style:text-properties fo:font-size="6pt" style:font-size-asian="5.25pt" style:font-size-complex="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Israel's Taiwan Moment - The AI-Humanoid Opportunity</text:p>
      <text:p text:style-name="P1">Dear [VC Name],</text:p>
      <text:p text:style-name="P1">I'm reaching out because Israel faces a strategic choice that will define the next 30 years - and I believe your firm should be part of the solution.</text:p>
      <text:p text:style-name="P1"><text:span text:style-name="Strong_20_Emphasis">THE TAIWAN PARALLEL</text:span></text:p>
      <text:p text:style-name="P1">Taiwan - a small, isolated nation constantly under threat - rose to dominate the single most critical technology of our era: semiconductors. Today, TSMC is worth $500 billion and the world's economy depends on them.</text:p>
      <text:p text:style-name="P1">Israel has a similar opportunity in AI-powered humanoid robotics.</text:p>
      <text:p text:style-name="P1">We already lead in cyber (world's best), autonomous systems (Mobileye, $15B exit), and drone warfare (invented it). The question is: will Israel seize leadership in humanoid robotics, or watch China dominate this trillion-dollar field?</text:p>
      <text:p text:style-name="P1">I'm building the platform that could make Israel the center of this new industry.</text:p>
      <text:p text:style-name="P1"><text:span text:style-name="Strong_20_Emphasis">THE IMMEDIATE MILITARY NEED</text:span></text:p>
      <text:p text:style-name="P1">Israel just fought a war where our biggest challenge wasn't defeating enemies - it was the tunnels. Hamas tunnels are death traps for Israeli soldiers. We won, but at a terrible cost in lives.</text:p>
      <text:p text:style-name="P1">Humanoid robots solve this problem immediately.</text:p>
      <text:p text:style-name="P1">Israel wouldn't hesitate to send humanoid infantry into tunnels instead of our sons and daughters. Border patrol, urban warfare, bomb disposal, reconnaissance - these are missions where robots save Israeli lives TODAY, not in some distant future.</text:p>
      <text:p text:style-name="P1">This isn't a nice-to-have. This is existential.</text:p>
      <text:p text:style-name="P1"><text:span text:style-name="Strong_20_Emphasis">THE REVERSE JAPAN/CHINA PLAYBOOK</text:span></text:p>
      <text:p text:style-name="P1">Japan and China mastered one strategy: take Western technology, manufacture it cheaper, dominate the market. Sony, Toyota, Huawei - all followed this pattern.</text:p>
      <text:p text:style-name="P1">Israel will do the REVERSE with humanoid robots:</text:p>
      <text:list text:style-name="L1">
        <text:list-item>
          <text:p text:style-name="P2">China/Japan took Western tech → made it cheaper </text:p>
        </text:list-item>
        <text:list-item>
          <text:p text:style-name="P3">Israel takes Chinese tech → makes it premium luxury (but still affordable) </text:p>
        </text:list-item>
      </text:list>
      <text:p text:style-name="P1"><text:span text:style-name="Strong_20_Emphasis">Israel Has Done This Successfully Three Times:</text:span></text:p>
      <text:p text:style-name="P1"><text:span text:style-name="Strong_20_Emphasis">1. The F-35 Fighter Jet</text:span> Israel took the American F-35 and made it better. Added superior Israeli avionics, software, and combat systems. The Israeli version outperforms the original.</text:p>
      <text:p text:style-name="P1"><text:span text:style-name="Strong_20_Emphasis">2. The Gulfstream Executive Airplane</text:span> Israel acquired Gulfstream executive airplanes (got them cheap), then transformed them into sophisticated Air Force radar, intelligence, control and surveillance platforms. These converted aircraft are still flying today as critical military assets.</text:p>
      <text:p text:style-name="P1"><text:span text:style-name="Strong_20_Emphasis">3. Humanoid Robots (The Next Play - Three-Tier Strategy)</text:span></text:p>
      <text:p text:style-name="P1"><text:span text:style-name="Strong_20_Emphasis">Tier 1 - Commercial Market (Launch Fast):</text:span></text:p>
      <text:list text:style-name="L2">
        <text:list-item>
          <text:p text:style-name="P4">Buy cheap Chinese humanoid hardware ($15K-30K per unit) </text:p>
        </text:list-item>
        <text:list-item>
          <text:p text:style-name="P4">Strip out their software, add HOS + Israeli AI/cyber systems </text:p>
        </text:list-item>
        <text:list-item>
          <text:p text:style-name="P4">Sell for premium ($75K-150K) = excellent margins </text:p>
        </text:list-item>
        <text:list-item>
          <text:p text:style-name="P4">Market: Restaurants, hotels, elderly care, commercial services </text:p>
        </text:list-item>
        <text:list-item>
          <text:p text:style-name="P5">Security concern: Minimal. If China wants to spy on a robot cooking pasta, we don't care. </text:p>
        </text:list-item>
      </text:list>
      <text:p text:style-name="P1"><text:span text:style-name="Strong_20_Emphasis">Tier 2 - Premium Market (Scale Up):</text:span></text:p>
      <text:list text:style-name="L3">
        <text:list-item>
          <text:p text:style-name="P6">Partner with American (Tesla, Figure) and Japanese manufacturers </text:p>
        </text:list-item>
        <text:list-item>
          <text:p text:style-name="P6">Higher trust, premium positioning </text:p>
        </text:list-item>
        <text:list-item>
          <text:p text:style-name="P6">Western markets prefer non-Chinese hardware </text:p>
        </text:list-item>
        <text:list-item>
          <text:p text:style-name="P7">Better margins, strategic partnerships </text:p>
        </text:list-item>
      </text:list>
      <text:p text:style-name="P1"><text:span text:style-name="Strong_20_Emphasis">Tier 3 - Military/Government (Maximum Security):</text:span></text:p>
      <text:list text:style-name="L4">
        <text:list-item>
          <text:p text:style-name="P8">ONLY Israeli-manufactured, American, or Japanese hardware </text:p>
        </text:list-item>
        <text:list-item>
          <text:p text:style-name="P8">OR: Chinese hardware audited by Unit 8200 (Israel's cyber intelligence elite) </text:p>
        </text:list-item>
        <text:list-item>
          <text:p text:style-name="P8">Unit 8200 finds and removes all spy devices/backdoors </text:p>
        </text:list-item>
        <text:list-item>
          <text:p text:style-name="P8">Add military-grade Israeli systems for tunnel warfare, border patrol, urban combat </text:p>
        </text:list-item>
        <text:list-item>
          <text:p text:style-name="P9">Premium pricing for secure applications </text:p>
        </text:list-item>
      </text:list>
      <text:p text:style-name="P1"><text:span text:style-name="Strong_20_Emphasis">The Unit 8200 Advantage:</text:span> Israel's cyber intelligence unit (world's best at finding backdoors and vulnerabilities) can:</text:p>
      <text:list text:style-name="L5">
        <text:list-item>
          <text:p text:style-name="P10">Audit any Chinese hardware, document all spy devices </text:p>
        </text:list-item>
        <text:list-item>
          <text:p text:style-name="P10">Remove backdoors → make Chinese hardware military-safe </text:p>
        </text:list-item>
        <text:list-item>
          <text:p text:style-name="P10">Prove Israeli security layer is essential </text:p>
        </text:list-item>
        <text:list-item>
          <text:p text:style-name="P11">Create TWO product lines: commercial (good enough) vs military (bulletproof) </text:p>
        </text:list-item>
      </text:list>
      <text:p text:style-name="P1"><text:span text:style-name="Strong_20_Emphasis">The Pattern:</text:span></text:p>
      <text:list text:style-name="L6">
        <text:list-item>
          <text:p text:style-name="P12">Acquire proven hardware platforms (cheap Chinese, premium Western, secure Israeli) </text:p>
        </text:list-item>
        <text:list-item>
          <text:p text:style-name="P12">Add Israeli intelligence, cyber, and software superiority </text:p>
        </text:list-item>
        <text:list-item>
          <text:p text:style-name="P12">Market segmentation: commercial profit + military premium </text:p>
        </text:list-item>
        <text:list-item>
          <text:p text:style-name="P13">Export to allies (military/government contracts) </text:p>
        </text:list-item>
      </text:list>
      <text:p text:style-name="P1"><text:span text:style-name="Strong_20_Emphasis">The Economics:</text:span></text:p>
      <text:list text:style-name="L7">
        <text:list-item>
          <text:p text:style-name="P14"><text:span text:style-name="Strong_20_Emphasis">Commercial:</text:span> Buy $20K Chinese → Sell $75K Israeli = $55K gross margin </text:p>
        </text:list-item>
        <text:list-item>
          <text:p text:style-name="P14"><text:span text:style-name="Strong_20_Emphasis">Military:</text:span> Buy $50K Western → Sell $150K secure = $100K gross margin </text:p>
        </text:list-item>
        <text:list-item>
          <text:p text:style-name="P15">China competes on cost (10-20% margins). Israel competes on value and security (60-80% software margins). </text:p>
        </text:list-item>
      </text:list>
      <text:p text:style-name="P1"><text:soft-page-break/>This is how Israel moves UP the value chain while China manufactures commodity bodies.</text:p>
      <text:p text:style-name="P1"><text:span text:style-name="Strong_20_Emphasis">THE DIAMOND INDUSTRY PRECEDENT</text:span></text:p>
      <text:p text:style-name="P1">Israel once had a thriving diamond cutting business. Then India undercut us - $2/hour labor doing the same work. The hardware business (cutting, polishing) collapsed.</text:p>
      <text:p text:style-name="P1">But Israel didn't give up. Israeli robotics companies automated diamond cutting. We lost the low-margin hardware work, but kept the high-margin dealing and trading business. Today, Israel's diamond industry is strong again - because we moved up the value chain through robotics.</text:p>
      <text:p text:style-name="P1">The lesson: when threatened by cheap labor, Israel responds with advanced automation.</text:p>
      <text:p text:style-name="P1">Humanoid robotics is the same pattern, but 1000x bigger.</text:p>
      <text:p text:style-name="P1"><text:span text:style-name="Strong_20_Emphasis">THE BRAIN DRAIN REVERSAL</text:span></text:p>
      <text:p text:style-name="P1">Here's the opportunity most people miss:</text:p>
      <text:p text:style-name="P1">Europe is importing millions of poor, uneducated, often hostile immigrants. They're a burden on social systems and contribute little economically.</text:p>
      <text:p text:style-name="P1">Meanwhile, Jewish STEM students face rising antisemitism on Western campuses - hostile environments in Europe and North America. Talented young Jews are being pushed out of universities and tech companies.</text:p>
      <text:p text:style-name="P1">Israel should create the world's first <text:span text:style-name="Strong_20_Emphasis">AI-Humanoid Robotics Institute</text:span> - a world-class research and education center that attracts these students.</text:p>
      <text:p text:style-name="P1">The result:</text:p>
      <text:list text:style-name="L8">
        <text:list-item>
          <text:p text:style-name="P16">Israel gets young, smart, well-educated immigrants who contribute immediately </text:p>
        </text:list-item>
        <text:list-item>
          <text:p text:style-name="P16">Many will stay and build careers here </text:p>
        </text:list-item>
        <text:list-item>
          <text:p text:style-name="P16">Creates a talent pipeline for Israel's humanoid robotics ecosystem </text:p>
        </text:list-item>
        <text:list-item>
          <text:p text:style-name="P17">Compounds over time: more talent → better companies → more talent </text:p>
        </text:list-item>
      </text:list>
      <text:p text:style-name="P1">We did this with cybersecurity (Unit 8200 → startup ecosystem). We can do it again with humanoid robotics, but bigger.</text:p>
      <text:p text:style-name="P1"><text:span text:style-name="Strong_20_Emphasis">WHAT I'M BUILDING</text:span></text:p>
      <text:p text:style-name="P1"><text:span text:style-name="Strong_20_Emphasis">RoboChef</text:span> - a humanoid robot chef with patent-protected encrypted ingredient authorization. It's a real business (restaurants pay $75K for the robot + $75K/month for ingredients), but it's also proof that the platform works.</text:p>
      <text:p text:style-name="P1"><text:span text:style-name="Strong_20_Emphasis">HOS (Humanoid Operating System)</text:span> - the real vision. Extract RoboChef's software into a general-purpose OS that runs on ANY humanoid robot, regardless of who built the body.</text:p>
      <text:p text:style-name="P1">Think: Android for humanoids.</text:p>
      <text:p text:style-name="P1">Tesla, Chinese manufacturers, and others build the bodies (low margins, one-time revenue). We build the OS (high margins, recurring revenue, network effects). The OS layer captures 5-10x more value than hardware - just like Google vs. Samsung, or Microsoft vs. Dell.</text:p>
      <text:p text:style-name="P1"><text:span text:style-name="Strong_20_Emphasis">THE NUMBERS</text:span></text:p>
      <text:list text:style-name="L9">
        <text:list-item>
          <text:p text:style-name="P18"><text:span text:style-name="Strong_20_Emphasis">Ask:</text:span> $8M seed round </text:p>
        </text:list-item>
        <text:list-item>
          <text:p text:style-name="P18"><text:span text:style-name="Strong_20_Emphasis">Timeline:</text:span> 18 months to $1M revenue, 10+ restaurant pilots </text:p>
        </text:list-item>
        <text:list-item>
          <text:p text:style-name="P18"><text:span text:style-name="Strong_20_Emphasis">Unit Economics:</text:span> 3-month payback, $1M+ lifetime value per restaurant </text:p>
        </text:list-item>
        <text:list-item>
          <text:p text:style-name="P18"><text:span text:style-name="Strong_20_Emphasis">Market:</text:span> $80 trillion global labor market, 30% addressable = $24T opportunity </text:p>
        </text:list-item>
        <text:list-item>
          <text:p text:style-name="P18"><text:span text:style-name="Strong_20_Emphasis">Exit Scenarios:</text:span> </text:p>
          <text:list>
            <text:list-item>
              <text:p text:style-name="P18">Conservative (RoboChef only): $300M = 13x return </text:p>
            </text:list-item>
            <text:list-item>
              <text:p text:style-name="P18">Base case (HOS traction): $2B = 87x return </text:p>
            </text:list-item>
            <text:list-item>
              <text:p text:style-name="P19">Optimistic (HOS standard): $10B+ = 435x+ return </text:p>
            </text:list-item>
          </text:list>
        </text:list-item>
      </text:list>
      <text:p text:style-name="P1"><text:span text:style-name="Strong_20_Emphasis">PROOF OF EXECUTION</text:span></text:p>
      <text:p text:style-name="P1">I built a live AI-powered trading system (AIMn) that's operating right now:</text:p>
      <text:list text:style-name="L10">
        <text:list-item>
          <text:p text:style-name="P20">200+ trades across stocks, crypto, futures </text:p>
        </text:list-item>
        <text:list-item>
          <text:p text:style-name="P20">403% cumulative P&amp;L </text:p>
        </text:list-item>
        <text:list-item>
          <text:p text:style-name="P20">99% win rate </text:p>
        </text:list-item>
        <text:list-item>
          <text:p text:style-name="P21">You can verify it: meirniv.pythonanywhere.com/orders </text:p>
        </text:list-item>
      </text:list>
      <text:p text:style-name="P1">This proves three things:</text:p>
      <text:list text:style-name="L11">
        <text:list-item>
          <text:p text:style-name="P22">I ship production systems, not just ideas </text:p>
        </text:list-item>
        <text:list-item>
          <text:p text:style-name="P22">AI-native development works (built in months, not years) </text:p>
        </text:list-item>
        <text:list-item>
          <text:p text:style-name="P23">The same methodology will build RoboChef in 18 months </text:p>
        </text:list-item>
      </text:list>
      <text:p text:style-name="P1"><text:span text:style-name="Strong_20_Emphasis">MY ROLE &amp; TRANSPARENCY</text:span></text:p>
      <text:p text:style-name="P1">I need to be direct about something: I have a hearing difficulty. This is why I prefer email-based communication for initial discussions, and why I'm not the right person to run day-to-day operations.</text:p>
      <text:p text:style-name="P1">My role is <text:span text:style-name="Strong_20_Emphasis">Visionary/Founder</text:span> - I provide the breakthrough ideas and strategic direction. The VC firm will bring in the full management team, including CEO, to handle operations.</text:p>
      <text:p text:style-name="P1">One non-negotiable: I cannot be fired (Steve Jobs at Apple, Sam Altman at OpenAI - I'm too old for that drama). I stay focused on vision and innovation, away from company politics.</text:p>
      <text:p text:style-name="P1">This structure actually makes sense: I provide the ideas, you provide the execution team, we build something extraordinary together.</text:p>
      <text:p text:style-name="P1"><text:span text:style-name="Strong_20_Emphasis">WHY NOW</text:span></text:p>
      <text:p text:style-name="P1">We have 18-24 months before this market picks its winners:</text:p>
      <text:list text:style-name="L12">
        <text:list-item>
          <text:p text:style-name="P24">Humanoid hardware is ready NOW (Tesla, Figure, Chinese manufacturers shipping) </text:p>
        </text:list-item>
        <text:list-item>
          <text:p text:style-name="P24">No dominant OS exists yet (white space opportunity) </text:p>
        </text:list-item>
        <text:list-item>
          <text:p text:style-name="P24">China is moving aggressively (strategic threat if they control the standard) </text:p>
        </text:list-item>
        <text:list-item>
          <text:p text:style-name="P25">Restaurant labor shortage is acute (immediate market need) </text:p>
        </text:list-item>
      </text:list>
      <text:p text:style-name="P1"><text:soft-page-break/>The first company to establish the platform standard wins everything. Platform battles are won early - Android, iOS, Windows all dominated within 3-4 years.</text:p>
      <text:p text:style-name="P1"><text:span text:style-name="Strong_20_Emphasis">THE STRATEGIC CHOICE</text:span></text:p>
      <text:p text:style-name="P1">This investment is bigger than one company's returns.</text:p>
      <text:p text:style-name="P1">If Israel leads in humanoid robotics:</text:p>
      <text:list text:style-name="L13">
        <text:list-item>
          <text:p text:style-name="P26">We create a new export industry (like cybersecurity) </text:p>
        </text:list-item>
        <text:list-item>
          <text:p text:style-name="P26">We solve military challenges (tunnel warfare, border security) </text:p>
        </text:list-item>
        <text:list-item>
          <text:p text:style-name="P26">We attract the world's best talent (brain drain reversal) </text:p>
        </text:list-item>
        <text:list-item>
          <text:p text:style-name="P27">We maintain strategic independence (not dependent on China or US for critical technology) </text:p>
        </text:list-item>
      </text:list>
      <text:p text:style-name="P1">If we don't lead, someone else will - probably China.</text:p>
      <text:p text:style-name="P1"><text:span text:style-name="Strong_20_Emphasis">NEXT STEPS</text:span></text:p>
      <text:p text:style-name="P1">I'm contacting a small number of Israeli VCs (Aleph, JVP, and 2-3 others) who understand strategic national importance alongside business returns.</text:p>
      <text:p text:style-name="P1">If this resonates, I'd welcome an email-based discussion to explore:</text:p>
      <text:list text:style-name="L14">
        <text:list-item>
          <text:p text:style-name="P28">The detailed technical architecture and patent protection </text:p>
        </text:list-item>
        <text:list-item>
          <text:p text:style-name="P28">My live trading system as proof of execution capability </text:p>
        </text:list-item>
        <text:list-item>
          <text:p text:style-name="P28">The 18-month roadmap and milestone-based funding </text:p>
        </text:list-item>
        <text:list-item>
          <text:p text:style-name="P29">How your firm would structure the management team </text:p>
        </text:list-item>
      </text:list>
      <text:p text:style-name="P1">This is Israel's chance to own the platform layer in a trillion-dollar market.</text:p>
      <text:p text:style-name="P1">Are you in?</text:p>
      <text:p text:style-name="P1">Best regards,</text:p>
      <text:p text:style-name="P1">Meir Niv Founder &amp; Visionary, RoboChef / HOS Platform</text:p>
      <text:p text:style-name="P1">Email: [your email] Phone: [your phone] Live trading system: meirniv.pythonanywhere.com/orders</text:p>
      <text:p text:style-name="P1">P.S. - In 2005, Google bought Android for $50 million. Today it's worth $200+ billion. The humanoid OS opportunity is bigger. And Israel should own it.</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8:27:41.415459100</meta:creation-date>
    <dc:date>2025-11-19T18:30:16.545360400</dc:date>
    <meta:editing-duration>PT2M35S</meta:editing-duration>
    <meta:editing-cycles>1</meta:editing-cycles>
    <meta:document-statistic meta:table-count="0" meta:image-count="0" meta:object-count="0" meta:page-count="3" meta:paragraph-count="127" meta:word-count="1516" meta:character-count="9793" meta:non-whitespace-character-count="8404"/>
    <meta:generator>LibreOffice/25.8.2.2$Windows_X86_64 LibreOffice_project/d401f2107ccab8f924a8e2df40f573aab7605b6f</meta:generator>
  </office:meta>
</office:document-meta>
</file>